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emf" manifest:media-type=""/>
  <manifest:file-entry manifest:full-path="media/image2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3.emf" manifest:media-type=""/>
  <manifest:file-entry manifest:full-path="media/image1.emf" manifest:media-type=""/>
  <manifest:file-entry manifest:full-path="media/image5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1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3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4" style:parent-style-name="DefaultParagraphFont" style:family="text">
      <style:text-properties fo:font-style="italic" style:font-style-asian="italic" fo:color="#000000" fo:language="en" fo:country="US"/>
    </style:style>
    <style:style style:name="T15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Standard" style:family="paragraph">
      <style:paragraph-properties fo:text-align="justify"/>
      <style:text-properties fo:color="#FF0000" fo:language="en" fo:country="US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Standard" style:family="paragraph">
      <style:paragraph-properties fo:text-align="justify"/>
      <style:text-properties fo:language="en" fo:country="US"/>
    </style:style>
    <style:style style:name="P22" style:parent-style-name="Textbody" style:family="paragraph">
      <style:paragraph-properties fo:text-align="justify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Textbody" style:family="paragraph">
      <style:paragraph-properties fo:text-align="justify" fo:text-indent="0.4916in"/>
    </style:style>
    <style:style style:name="T27" style:parent-style-name="DefaultParagraphFont" style:family="text">
      <style:text-properties fo:language="en" fo:country="US"/>
    </style:style>
    <style:style style:name="P28" style:parent-style-name="Normal" style:family="paragraph">
      <style:text-properties fo:color="#00B050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color="#FF0000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font-style="italic" style:font-style-asian="italic" style:font-style-complex="italic"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Standard" style:family="paragraph">
      <style:paragraph-properties fo:text-align="justify"/>
      <style:text-properties fo:language="en" fo:country="US"/>
    </style:style>
    <style:style style:name="P53" style:parent-style-name="Standard" style:family="paragraph">
      <style:paragraph-properties fo:text-align="justify"/>
      <style:text-properties fo:language="en" fo:country="US"/>
    </style:style>
    <style:style style:name="P54" style:parent-style-name="Standard" style:family="paragraph">
      <style:paragraph-properties fo:text-align="justify"/>
      <style:text-properties fo:language="en" fo:country="US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fo:color="#FF0000" fo:language="en" fo:country="US"/>
    </style:style>
    <style:style style:name="P57" style:parent-style-name="Normal" style:family="paragraph">
      <style:text-properties fo:font-size="22pt" style:font-size-asian="22pt" style:font-size-complex="22pt"/>
    </style:style>
    <style:style style:name="P5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9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60" style:parent-style-name="DefaultParagraphFont" style:family="text">
      <style:text-properties fo:color="#FF0000" fo:language="en" fo:country="US"/>
    </style:style>
    <style:style style:name="P61" style:parent-style-name="Normal" style:family="paragraph">
      <style:text-properties fo:font-size="11pt" style:font-size-asian="11pt" style:font-size-complex="11pt"/>
    </style:style>
    <style:style style:name="P62" style:parent-style-name="Normal" style:family="paragraph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color="#FF0000" fo:language="en" fo:country="US"/>
    </style:style>
    <style:style style:name="P65" style:parent-style-name="Normal" style:family="paragraph">
      <style:paragraph-properties fo:text-align="center"/>
    </style:style>
    <style:style style:name="P66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67" style:parent-style-name="DefaultParagraphFont" style:family="text">
      <style:text-properties fo:color="#FF0000" fo:language="en" fo:country="US"/>
    </style:style>
    <style:style style:name="T68" style:parent-style-name="DefaultParagraphFont" style:family="text">
      <style:text-properties fo:color="#FF0000" fo:language="en" fo:country="US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fo:color="#FF0000" fo:language="en" fo:country="US"/>
    </style:style>
    <style:style style:name="P71" style:parent-style-name="Normal" style:family="paragraph">
      <style:paragraph-properties fo:text-align="center"/>
    </style:style>
    <style:style style:name="P7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3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74" style:parent-style-name="DefaultParagraphFont" style:family="text">
      <style:text-properties fo:color="#FF0000" fo:language="en" fo:country="US"/>
    </style:style>
    <style:style style:name="P75" style:parent-style-name="Normal" style:family="paragraph">
      <style:text-properties fo:font-size="22pt" style:font-size-asian="22pt" style:font-size-complex="22pt"/>
    </style:style>
    <style:style style:name="T76" style:parent-style-name="DefaultParagraphFont" style:family="text">
      <style:text-properties fo:color="#FF0000" fo:language="en" fo:country="US"/>
    </style:style>
    <style:style style:name="T77" style:parent-style-name="DefaultParagraphFont" style:family="text">
      <style:text-properties fo:color="#FF0000" fo:language="en" fo:country="US"/>
    </style:style>
    <style:style style:name="P7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9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80" style:parent-style-name="DefaultParagraphFont" style:family="text">
      <style:text-properties fo:color="#FF0000" fo:language="en" fo:country="US"/>
    </style:style>
    <style:style style:name="P81" style:parent-style-name="Normal" style:family="paragraph">
      <style:text-properties fo:font-size="22pt" style:font-size-asian="22pt" style:font-size-complex="22pt"/>
    </style:style>
    <style:style style:name="P8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94" style:parent-style-name="DefaultParagraphFont" style:family="text">
      <style:text-properties fo:font-style="italic" style:font-style-asian="italic" fo:color="#000000" fo:language="en" fo:country="US"/>
    </style:style>
    <style:style style:name="T95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96" style:parent-style-name="DefaultParagraphFont" style:family="text">
      <style:text-properties fo:color="#000000" fo:language="en" fo:country="US"/>
    </style:style>
    <style:style style:name="P97" style:parent-style-name="Standard" style:family="paragraph">
      <style:paragraph-properties fo:text-align="justify"/>
      <style:text-properties fo:color="#000000" fo:language="en" fo:country="US"/>
    </style:style>
    <style:style style:name="P98" style:parent-style-name="Standard" style:family="paragraph">
      <style:paragraph-properties fo:text-align="justify"/>
      <style:text-properties fo:color="#000000" fo:language="en" fo:country="US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fo:color="#000000" fo:language="en" fo:country="US"/>
    </style:style>
    <style:style style:name="T10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02" style:parent-style-name="DefaultParagraphFont" style:family="text">
      <style:text-properties fo:color="#000000" fo:language="en" fo:country="US"/>
    </style:style>
    <style:style style:name="P103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104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105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106" style:parent-style-name="Standard" style:family="paragraph">
      <style:paragraph-properties fo:text-align="justify" fo:margin-left="0.25in">
        <style:tab-stops/>
      </style:paragraph-properties>
      <style:text-properties fo:color="#000000" fo:language="en" fo:country="US"/>
    </style:style>
    <style:style style:name="P107" style:parent-style-name="Standard" style:family="paragraph">
      <style:paragraph-properties fo:text-align="justify" fo:margin-left="0.7416in">
        <style:tab-stops/>
      </style:paragraph-properties>
      <style:text-properties fo:color="#FF0000" fo:language="en" fo:country="US"/>
    </style:style>
    <style:style style:name="P108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109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110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111" style:parent-style-name="Textbody" style:family="paragraph">
      <style:paragraph-properties fo:text-align="justify"/>
      <style:text-properties fo:language="en" fo:country="US"/>
    </style:style>
    <style:style style:name="P112" style:parent-style-name="Standard" style:family="paragraph">
      <style:paragraph-properties fo:text-align="justify"/>
    </style:style>
    <style:style style:name="T113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14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15" style:parent-style-name="DefaultParagraphFont" style:family="text">
      <style:text-properties fo:font-style="italic" style:font-style-asian="italic" fo:color="#000000" fo:language="en" fo:country="US"/>
    </style:style>
    <style:style style:name="T116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font-weight="bold" style:font-weight-asian="bold" style:font-weight-complex="bold"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1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2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7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8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9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0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1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2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7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8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39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0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1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2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7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8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49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0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1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2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7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8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9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T160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P16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T165" style:parent-style-name="DefaultParagraphFont" style:family="text">
      <style:text-properties fo:color="#FF0000" fo:language="en" fo:country="US"/>
    </style:style>
    <style:style style:name="P166" style:parent-style-name="Normal" style:family="paragraph">
      <style:paragraph-properties fo:text-align="center"/>
    </style:style>
    <style:style style:name="T167" style:parent-style-name="DefaultParagraphFont" style:family="text">
      <style:text-properties fo:color="#FF0000" fo:language="en" fo:country="US"/>
    </style:style>
    <style:style style:name="P168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T169" style:parent-style-name="DefaultParagraphFont" style:family="text">
      <style:text-properties fo:color="#FF0000" fo:language="en" fo:country="US"/>
    </style:style>
    <style:style style:name="T170" style:parent-style-name="DefaultParagraphFont" style:family="text">
      <style:text-properties fo:color="#FF0000" fo:language="en" fo:country="US"/>
    </style:style>
    <style:style style:name="T171" style:parent-style-name="DefaultParagraphFont" style:family="text">
      <style:text-properties fo:color="#FF0000" fo:language="en" fo:country="US"/>
    </style:style>
    <style:style style:name="T172" style:parent-style-name="DefaultParagraphFont" style:family="text">
      <style:text-properties fo:color="#FF0000" fo:language="en" fo:country="US"/>
    </style:style>
    <style:style style:name="T173" style:parent-style-name="DefaultParagraphFont" style:family="text">
      <style:text-properties fo:color="#FF0000" fo:language="en" fo:country="US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fo:color="#FF0000" fo:language="en" fo:country="US"/>
    </style:style>
    <style:style style:name="P176" style:parent-style-name="Normal" style:family="paragraph">
      <style:paragraph-properties fo:text-align="center"/>
    </style:style>
    <style:style style:name="T177" style:parent-style-name="DefaultParagraphFont" style:family="text">
      <style:text-properties fo:color="#FF0000" fo:language="en" fo:country="US"/>
    </style:style>
    <style:style style:name="P178" style:parent-style-name="Normal" style:family="paragraph">
      <style:paragraph-properties fo:text-align="center"/>
    </style:style>
    <style:style style:name="T179" style:parent-style-name="DefaultParagraphFont" style:family="text">
      <style:text-properties fo:color="#FF0000" fo:language="en" fo:country="US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fo:color="#FF0000" fo:language="en" fo:country="US"/>
    </style:style>
    <style:style style:name="P182" style:parent-style-name="Normal" style:family="paragraph">
      <style:paragraph-properties fo:text-align="center"/>
    </style:style>
    <style:style style:name="P18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8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T185" style:parent-style-name="DefaultParagraphFont" style:family="text">
      <style:text-properties fo:color="#FF0000" fo:language="en" fo:country="US"/>
    </style:style>
    <style:style style:name="T186" style:parent-style-name="DefaultParagraphFont" style:family="text">
      <style:text-properties fo:color="#FF0000" fo:language="en" fo:country="US"/>
    </style:style>
    <style:style style:name="T187" style:parent-style-name="DefaultParagraphFont" style:family="text">
      <style:text-properties fo:color="#FF0000" fo:language="en" fo:country="US"/>
    </style:style>
    <style:style style:name="T188" style:parent-style-name="DefaultParagraphFont" style:family="text">
      <style:text-properties fo:color="#FF0000" fo:language="en" fo:country="US"/>
    </style:style>
    <style:style style:name="T189" style:parent-style-name="DefaultParagraphFont" style:family="text">
      <style:text-properties fo:color="#FF0000" fo:language="en" fo:country="US"/>
    </style:style>
    <style:style style:name="T190" style:parent-style-name="DefaultParagraphFont" style:family="text">
      <style:text-properties fo:color="#FF0000" fo:language="en" fo:country="US"/>
    </style:style>
    <style:style style:name="T191" style:parent-style-name="DefaultParagraphFont" style:family="text">
      <style:text-properties fo:color="#FF0000" fo:language="en" fo:country="US"/>
    </style:style>
    <style:style style:name="T192" style:parent-style-name="DefaultParagraphFont" style:family="text">
      <style:text-properties fo:color="#FF0000" fo:language="en" fo:country="US"/>
    </style:style>
    <style:style style:name="P19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T194" style:parent-style-name="DefaultParagraphFont" style:family="text">
      <style:text-properties fo:color="#FF0000" fo:language="en" fo:country="US"/>
    </style:style>
    <style:style style:name="T195" style:parent-style-name="DefaultParagraphFont" style:family="text">
      <style:text-properties fo:color="#FF0000" fo:language="en" fo:country="US"/>
    </style:style>
    <style:style style:name="T196" style:parent-style-name="DefaultParagraphFont" style:family="text">
      <style:text-properties fo:color="#FF0000" fo:language="en" fo:country="US"/>
    </style:style>
    <style:style style:name="T197" style:parent-style-name="DefaultParagraphFont" style:family="text">
      <style:text-properties fo:color="#FF0000" fo:language="en" fo:country="US"/>
    </style:style>
    <style:style style:name="P198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99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00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01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02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0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0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0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T206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210" style:parent-style-name="DefaultParagraphFont" style:family="text">
      <style:text-properties fo:color="#FF0000" fo:language="en" fo:country="US"/>
    </style:style>
    <style:style style:name="P211" style:parent-style-name="Normal" style:family="paragraph">
      <style:paragraph-properties fo:text-align="center"/>
    </style:style>
    <style:style style:name="P212" style:parent-style-name="Standard" style:family="paragraph">
      <style:paragraph-properties fo:text-align="justify"/>
      <style:text-properties fo:color="#FF0000" fo:language="en" fo:country="US"/>
    </style:style>
    <style:style style:name="P213" style:parent-style-name="Standard" style:family="paragraph">
      <style:paragraph-properties fo:text-align="justify"/>
    </style:style>
    <style:style style:name="T214" style:parent-style-name="DefaultParagraphFont" style:family="text">
      <style:text-properties fo:color="#FF0000" fo:language="en" fo:country="US"/>
    </style:style>
    <style:style style:name="T215" style:parent-style-name="DefaultParagraphFont" style:family="text">
      <style:text-properties fo:color="#FF0000" fo:language="en" fo:country="US"/>
    </style:style>
    <style:style style:name="T216" style:parent-style-name="DefaultParagraphFont" style:family="text">
      <style:text-properties fo:color="#FF0000" fo:language="en" fo:country="US"/>
    </style:style>
    <style:style style:name="T217" style:parent-style-name="DefaultParagraphFont" style:family="text">
      <style:text-properties fo:color="#FF0000" fo:language="en" fo:country="US"/>
    </style:style>
    <style:style style:name="T218" style:parent-style-name="DefaultParagraphFont" style:family="text">
      <style:text-properties fo:color="#FF0000" fo:language="en" fo:country="US"/>
    </style:style>
    <style:style style:name="T219" style:parent-style-name="DefaultParagraphFont" style:family="text">
      <style:text-properties fo:color="#FF0000" fo:language="en" fo:country="US"/>
    </style:style>
    <style:style style:name="T220" style:parent-style-name="DefaultParagraphFont" style:family="text">
      <style:text-properties fo:color="#FF0000" fo:language="en" fo:country="US"/>
    </style:style>
    <style:style style:name="T221" style:parent-style-name="DefaultParagraphFont" style:family="text">
      <style:text-properties fo:color="#FF0000" fo:language="en" fo:country="US"/>
    </style:style>
    <style:style style:name="T222" style:parent-style-name="DefaultParagraphFont" style:family="text">
      <style:text-properties fo:color="#FF0000" fo:language="en" fo:country="US"/>
    </style:style>
    <style:style style:name="T223" style:parent-style-name="DefaultParagraphFont" style:family="text">
      <style:text-properties fo:color="#FF0000" fo:language="en" fo:country="US"/>
    </style:style>
    <style:style style:name="T224" style:parent-style-name="DefaultParagraphFont" style:family="text">
      <style:text-properties fo:color="#FF0000" fo:language="en" fo:country="US"/>
    </style:style>
    <style:style style:name="P225" style:parent-style-name="Normal" style:family="paragraph">
      <style:paragraph-properties fo:text-align="center"/>
    </style:style>
    <style:style style:name="T226" style:parent-style-name="DefaultParagraphFont" style:family="text">
      <style:text-properties fo:color="#FF0000" fo:language="en" fo:country="US"/>
    </style:style>
    <style:style style:name="P227" style:parent-style-name="Normal" style:family="paragraph">
      <style:paragraph-properties fo:text-align="center"/>
    </style:style>
    <style:style style:name="T228" style:parent-style-name="DefaultParagraphFont" style:family="text">
      <style:text-properties fo:color="#FF0000" fo:language="en" fo:country="US"/>
    </style:style>
    <style:style style:name="P229" style:parent-style-name="Normal" style:family="paragraph">
      <style:paragraph-properties fo:text-align="center"/>
    </style:style>
    <style:style style:name="T230" style:parent-style-name="DefaultParagraphFont" style:family="text">
      <style:text-properties fo:color="#FF0000" fo:language="en" fo:country="US"/>
    </style:style>
    <style:style style:name="P231" style:parent-style-name="Normal" style:family="paragraph">
      <style:paragraph-properties fo:text-align="center"/>
    </style:style>
    <style:style style:name="T232" style:parent-style-name="DefaultParagraphFont" style:family="text">
      <style:text-properties fo:color="#FF0000" fo:language="en" fo:country="US"/>
    </style:style>
    <style:style style:name="P233" style:parent-style-name="Normal" style:family="paragraph">
      <style:paragraph-properties fo:text-align="center"/>
    </style:style>
    <style:style style:family="graphic" style:name="a8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style:wrap="run-through" style:run-through="foreground" draw:fill="none" draw:stroke="solid" svg:stroke-width="0.00694in" svg:stroke-color="#4472c4" draw:marker-end="a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20">
      <style:graphic-properties style:wrap="run-through" style:run-through="foreground" draw:fill="none" draw:stroke="solid" svg:stroke-width="0.03125in" svg:stroke-color="#00b05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4472c4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3125in" svg:stroke-color="#00b05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>
      <style:graphic-properties style:wrap="run-through" style:run-through="foreground" draw:fill="none" draw:stroke="solid" svg:stroke-width="0.00694in" svg:stroke-color="#4472c4" draw:marker-end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>
      <style:graphic-properties style:wrap="run-through" style:run-through="foreground" draw:fill="none" draw:stroke="solid" svg:stroke-width="0.00694in" svg:stroke-color="#4472c4" draw:marker-end="a9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style:wrap="run-through" style:run-through="foreground" draw:fill="none" draw:stroke="solid" svg:stroke-width="0.00694in" svg:stroke-color="#4472c4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draw:fill="none" draw:stroke="solid" svg:stroke-width="0.00694in" svg:stroke-color="#4472c4" draw:marker-end="a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5">
      <style:graphic-properties style:wrap="run-through" style:run-through="foreground" draw:fill="none" draw:stroke="solid" svg:stroke-width="0.00694in" svg:stroke-color="#4472c4" draw:marker-end="a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style:wrap="run-through" style:run-through="foreground" draw:fill="none" draw:stroke="solid" svg:stroke-width="0.00694in" svg:stroke-color="#4472c4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4472c4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0694in" svg:stroke-color="#4472c4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3125in" svg:stroke-color="#00b05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4472c4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4472c4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border="none" fo:background-color="transparent"/>
    </style:style>
    <style:style style:family="graphic" style:name="a7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fo:border="none" fo:background-color="transparent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4472c4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0694in" svg:stroke-color="#4472c4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4472c4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3125in" svg:stroke-color="#00b05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3125in" svg:stroke-color="#00b05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3125in" svg:stroke-color="#00b05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>
      <style:graphic-properties style:wrap="run-through" style:run-through="foreground" draw:fill="none" draw:stroke="solid" svg:stroke-width="0.00694in" svg:stroke-color="#4472c4" draw:marker-end="a8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style:wrap="run-through" style:run-through="foreground" draw:fill="none" draw:stroke="solid" svg:stroke-width="0.00694in" svg:stroke-color="#4472c4" draw:marker-end="a8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ise 5. Answer Sheet</text:p>
      <text:p text:style-name="P2"/>
      <text:p text:style-name="P3"/>
      <text:p text:style-name="Standard"><text:span text:style-name="T4">Student's Name: Haruki Terushima</text:span><text:span text:style-name="T5"><text:tab/></text:span><text:span text:style-name="T6"><text:tab/></text:span><text:span text:style-name="T7">Student's ID : s1290037</text:span></text:p>
      <text:p text:style-name="P8"/>
      <text:p text:style-name="P9"/>
      <text:p text:style-name="P10"/>
      <text:p text:style-name="P11"><text:span text:style-name="T12">Problem 1.</text:span><text:span text:style-name="T13"><text:s/></text:span><text:span text:style-name="T14">(15 points)</text:span><text:span text:style-name="T15"><text:s/></text:span><text:span text:style-name="T16">Consider the graph below.</text:span></text:p>
      <text:p text:style-name="P17"/>
      <text:p text:style-name="P18"><text:span text:style-name="T19"><text:s text:c="13"/></text:span><text:span text:style-name="T20"><draw:frame draw:style-name="a0" draw:name="Picture 1895485255" text:anchor-type="as-char" svg:x="0in" svg:y="0in" svg:width="2.48202in" svg:height="1.59441in" style:rel-width="scale" style:rel-height="scale"><draw:image xlink:href="media/image1.emf" xlink:type="simple" xlink:show="embed" xlink:actuate="onLoad"/><svg:title/><svg:desc/></draw:frame></text:span></text:p>
      <text:p text:style-name="P21"/>
      <text:p text:style-name="P22"><text:span text:style-name="T23">Draw a shortest path spanning tree with root at vertex<text:s/></text:span><text:span text:style-name="T24">s</text:span><text:span text:style-name="T25">. Show the cost (weight) of paths to each vertex.</text:span></text:p>
      <text:p text:style-name="P26"><text:span text:style-name="T27"><draw:frame draw:z-index="251705344" draw:id="id0" draw:style-name="a1" draw:name="Text Box 10" text:anchor-type="paragraph" svg:x="2.59524in" svg:y="0.42569in" svg:width="0.44653in" svg:height="0.32778in" style:rel-width="scale" style:rel-height="scale"><draw:text-box><text:p text:style-name="P28">28</text:p></draw:text-box><svg:title/><svg:desc/></draw:frame></text:span><text:span text:style-name="T29"><draw:frame draw:z-index="251703296" draw:id="id1" draw:style-name="a2" draw:name="Text Box 10" text:anchor-type="paragraph" svg:x="0.62639in" svg:y="0.90194in" svg:width="0.44653in" svg:height="0.32778in" style:rel-width="scale" style:rel-height="scale"><draw:text-box><text:p text:style-name="P30">9</text:p></draw:text-box><svg:title/><svg:desc/></draw:frame></text:span><text:span text:style-name="T31"><draw:connector draw:type="line" svg:x1="0.66678in" svg:y1="0.48301in" svg:x2="0.71608in" svg:y2="1.37051in" draw:z-index="251702272" draw:id="id2" draw:style-name="a4" draw:name="Straight Arrow Connector 8" text:anchor-type="paragraph"><svg:title/><svg:desc/></draw:connector></text:span><text:span text:style-name="T32"><draw:custom-shape svg:x="0.62404in" svg:y="1.37041in" svg:width="0.16667in" svg:height="0.16667in" draw:z-index="251700224" draw:id="id3" draw:style-name="a5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3"><draw:connector draw:type="line" svg:x1="2.42292in" svg:y1="0.28776in" svg:x2="2.77917in" svg:y2="1.3704in" draw:z-index="251698176" draw:id="id4" draw:style-name="a7" draw:name="Straight Arrow Connector 9" text:anchor-type="paragraph"><svg:title/><svg:desc/></draw:connector></text:span><text:span text:style-name="T34"><draw:custom-shape svg:x="2.708in" svg:y="1.37003in" svg:width="0.16667in" svg:height="0.16667in" draw:z-index="251696128" draw:id="id5" draw:style-name="a8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5"><draw:custom-shape svg:x="2.32986in" svg:y="0.11913in" svg:width="0.16667in" svg:height="0.16667in" draw:z-index="251694080" draw:id="id6" draw:style-name="a9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6"><draw:connector draw:type="line" svg:x1="2.15718in" svg:y1="0.65037in" svg:x2="2.34607in" svg:y2="0.23162in" draw:z-index="251692032" draw:id="id7" draw:style-name="a11" draw:name="Straight Arrow Connector 9" text:anchor-type="paragraph"><svg:title/><svg:desc/></draw:connector></text:span><text:span text:style-name="T37"><draw:connector draw:type="line" svg:x1="1.70944in" svg:y1="1.06283in" svg:x2="2.00944in" svg:y2="0.78436in" draw:z-index="251689984" draw:id="id8" draw:style-name="a13" draw:name="Straight Arrow Connector 9" text:anchor-type="paragraph"><svg:title/><svg:desc/></draw:connector></text:span><text:span text:style-name="T38"><draw:custom-shape svg:x="1.99368in" svg:y="0.66412in" svg:width="0.16667in" svg:height="0.16667in" draw:z-index="251687936" draw:id="id9" draw:style-name="a14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9"><draw:connector draw:type="line" svg:x1="1.46449in" svg:y1="0.83331in" svg:x2="1.58949in" svg:y2="1.06317in" draw:z-index="251685888" draw:id="id10" draw:style-name="a16" draw:name="Straight Arrow Connector 9" text:anchor-type="paragraph"><svg:title/><svg:desc/></draw:connector></text:span><text:span text:style-name="T40"><draw:custom-shape svg:x="1.54686in" svg:y="1.06256in" svg:width="0.16667in" svg:height="0.16667in" draw:z-index="251683840" draw:id="id11" draw:style-name="a17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1"><draw:custom-shape svg:x="1.33826in" svg:y="0.66389in" svg:width="0.16667in" svg:height="0.16667in" draw:z-index="251681792" draw:id="id12" draw:style-name="a18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2"><draw:connector draw:type="line" svg:x1="1.42301in" svg:y1="0.28738in" svg:x2="1.42301in" svg:y2="0.66516in" draw:z-index="251679744" draw:id="id13" draw:style-name="a20" draw:name="Straight Arrow Connector 9" text:anchor-type="paragraph"><svg:title/><svg:desc/></draw:connector></text:span><text:span text:style-name="T43"><draw:custom-shape svg:x="1.33836in" svg:y="0.11823in" svg:width="0.16667in" svg:height="0.16667in" draw:z-index="251678720" draw:id="id14" draw:style-name="a21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4"><draw:connector draw:type="line" svg:x1="0.79259in" svg:y1="0.48264in" svg:x2="1.33773in" svg:y2="0.23125in" draw:z-index="251676672" draw:id="id15" draw:style-name="a23" draw:name="Straight Arrow Connector 8" text:anchor-type="paragraph"><svg:title/><svg:desc/></draw:connector></text:span><text:span text:style-name="T45"><draw:custom-shape svg:x="0.62581in" svg:y="0.42771in" svg:width="0.16667in" svg:height="0.16667in" draw:z-index="251675648" draw:id="id16" draw:style-name="a24" draw:name="Oval 6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6"><draw:frame draw:style-name="a25" draw:name="Picture 1" text:anchor-type="as-char" svg:x="0in" svg:y="0in" svg:width="2.48202in" svg:height="1.59441in" style:rel-width="scale" style:rel-height="scale"><draw:image xlink:href="media/image1.emf" xlink:type="simple" xlink:show="embed" xlink:actuate="onLoad"/><svg:title/><svg:desc/></draw:frame></text:span></text:p>
      <text:p text:style-name="P47"><text:span text:style-name="T48">Problem 2</text:span><text:span text:style-name="T49">.<text:s/></text:span><text:span text:style-name="T50">(15 points)<text:s/></text:span><text:span text:style-name="T51">Dijksta's algorithm cannot handle negative weights. Show an example and explain what happens.</text:span></text:p>
      <text:p text:style-name="P52"/>
      <text:p text:style-name="P53"><text:s text:c="6"/>The negative weight changes the shortest path. There is an example;<text:s/></text:p>
      <text:p text:style-name="P54"/>
      <text:p text:style-name="P55"><text:span text:style-name="T56"><draw:frame draw:z-index="251669504" draw:id="id17" draw:style-name="a26" draw:name="Text Box 3" text:anchor-type="paragraph" svg:x="1.54889in" svg:y="0.10807in" svg:width="0.46042in" svg:height="0.42639in" style:rel-width="scale" style:rel-height="scale"><draw:text-box><text:p text:style-name="P57">55</text:p></draw:text-box><svg:title/><svg:desc/></draw:frame></text:span></text:p>
      <text:p text:style-name="P58"/>
      <text:p text:style-name="P59"><text:span text:style-name="T60"><draw:frame draw:z-index="251674624" draw:id="id18" draw:style-name="a27" draw:name="Text Box 4" text:anchor-type="paragraph" svg:x="3.65378in" svg:y="0.15131in" svg:width="3.74028in" svg:height="1.09028in" style:rel-width="scale" style:rel-height="scale"><draw:text-box><text:p text:style-name="P61">To get C, there are 2 path: A=&gt;B=&gt;C and A=&gt;C</text:p><text:p text:style-name="P62">If the weight of B to C is minus 3, then A, B, C path is the shortest.</text:p><text:p text:style-name="Normal"><text:span text:style-name="T63">But adding 3 for all the weight, then the shortest path changes to A to C.</text:span></text:p></draw:text-box><svg:title/><svg:desc/></draw:frame></text:span><text:span text:style-name="T64"><draw:custom-shape svg:x="2.39163in" svg:y="0.04444in" svg:width="0.62292in" svg:height="0.62292in" draw:z-index="251661312" draw:id="id19" draw:style-name="a28" draw:name="Oval 1" text:anchor-type="paragraph"><svg:title/><svg:desc/><text:p text:style-name="P65">C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66"><text:span text:style-name="T67"><draw:connector draw:type="line" svg:x1="1.42542in" svg:y1="0.09369in" svg:x2="2.27681in" svg:y2="0.143in" draw:z-index="251664384" draw:id="id20" draw:style-name="a30" draw:name="Straight Arrow Connector 2" text:anchor-type="paragraph"><svg:title/><svg:desc/></draw:connector></text:span><text:span text:style-name="T68"><draw:custom-shape svg:x="0.7205in" svg:y="-0.14759in" svg:width="0.62292in" svg:height="0.62292in" draw:z-index="251659264" draw:id="id21" draw:style-name="a31" draw:name="Oval 1" text:anchor-type="paragraph"><svg:title/><svg:desc/><text:p text:style-name="P69">A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0"><draw:custom-shape svg:x="0.7205in" svg:y="1.04913in" svg:width="0.62292in" svg:height="0.62292in" draw:z-index="251663360" draw:id="id22" draw:style-name="a32" draw:name="Oval 1" text:anchor-type="paragraph"><svg:title/><svg:desc/><text:p text:style-name="P71">B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72"/>
      <text:p text:style-name="P73"><text:span text:style-name="T74"><draw:frame draw:z-index="251671552" draw:id="id23" draw:style-name="a33" draw:name="Text Box 3" text:anchor-type="paragraph" svg:x="0.42301in" svg:y="0.0868in" svg:width="0.46042in" svg:height="0.44653in" style:rel-width="scale" style:rel-height="scale"><draw:text-box><text:p text:style-name="P75">65</text:p></draw:text-box><svg:title/><svg:desc/></draw:frame></text:span><text:span text:style-name="T76"><draw:connector draw:type="line" svg:x1="0.84619in" svg:y1="0.09242in" svg:x2="0.7205in" svg:y2="0.66534in" draw:z-index="251668480" draw:id="id24" draw:style-name="a35" draw:name="Straight Arrow Connector 2" text:anchor-type="paragraph"><svg:title/><svg:desc/></draw:connector></text:span><text:span text:style-name="T77"><draw:connector draw:type="line" svg:x1="1.50732in" svg:y1="1.06521in" svg:x2="2.16288in" svg:y2="0.08882in" draw:z-index="251666432" draw:id="id25" draw:style-name="a37" draw:name="Straight Arrow Connector 2" text:anchor-type="paragraph"><svg:title/><svg:desc/></draw:connector></text:span></text:p>
      <text:p text:style-name="P78"/>
      <text:p text:style-name="P79"><text:span text:style-name="T80"><draw:frame draw:z-index="251673600" draw:id="id26" draw:style-name="a38" draw:name="Text Box 3" text:anchor-type="paragraph" svg:x="2.05238in" svg:y="0.0741in" svg:width="0.65625in" svg:height="0.44653in" style:rel-width="scale" style:rel-height="scale"><draw:text-box><text:p text:style-name="P81">-3</text:p></draw:text-box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soft-page-break/>
      <text:p text:style-name="P92"><text:span text:style-name="T93">Problem 3. <text:s/></text:span><text:span text:style-name="T94">(20 points)</text:span><text:span text:style-name="T95"><text:s/></text:span><text:span text:style-name="T96">Extend the pseudocode of the Bellman-Ford algorithm given at the lecture so it can detect negative cycles.</text:span></text:p>
      <text:p text:style-name="P97"/>
      <text:p text:style-name="P98"/>
      <text:p text:style-name="P99"><text:span text:style-name="T100"><text:s text:c="6"/>def<text:s/></text:span><text:span text:style-name="T101">Bellman-Ford-modified</text:span><text:span text:style-name="T102"><text:s/>(G,s,w):</text:span></text:p>
      <text:p text:style-name="P103">Init-SS (G,s)</text:p>
      <text:p text:style-name="P104">for i=1 to |G.V|-1</text:p>
      <text:p text:style-name="P105"><text:s text:c="6"/>for each edge (u,v) in G.E</text:p>
      <text:p text:style-name="P106"><text:s text:c="21"/>RELAX (u,v,w)</text:p>
      <text:p text:style-name="P107"><text:s text:c="8"/>if d[u] + w(u, v) &lt; d[v]:</text:p>
      <text:p text:style-name="P108"><text:s text:c="12"/><text:tab/><text:tab/>return "Negative cycle found"</text:p>
      <text:p text:style-name="P109"/>
      <text:p text:style-name="P110"/>
      <text:p text:style-name="P111"/>
      <text:p text:style-name="P112"><text:span text:style-name="T113">Problem 4.</text:span><text:span text:style-name="T114"><text:s/></text:span><text:span text:style-name="T115">(50 points)</text:span><text:span text:style-name="T116"><text:s/></text:span><text:span text:style-name="T117">Write a program implementing Dijksta's</text:span><text:span text:style-name="T118"><text:s/></text:span><text:span text:style-name="T119">algorithm. Upload your source code. Show your input graph and the obtained shortest path spanning tree in the space below.</text:span></text:p>
      <text:p text:style-name="P120"/>
      <text:p text:style-name="P121"/>
      <text:p text:style-name="P122">&lt;Compire&gt;</text:p>
      <text:p text:style-name="P123">javac *.java</text:p>
      <text:p text:style-name="P124">java findShortestPath</text:p>
      <text:p text:style-name="P125"/>
      <text:p text:style-name="P126">&lt;input&gt;</text:p>
      <text:p text:style-name="P127">6</text:p>
      <text:p text:style-name="P128">9</text:p>
      <text:p text:style-name="P129">0 1 8</text:p>
      <text:p text:style-name="P130">0 2 2</text:p>
      <text:p text:style-name="P131">0 3 4</text:p>
      <text:p text:style-name="P132">1 2 7</text:p>
      <text:p text:style-name="P133">1 4 2</text:p>
      <text:p text:style-name="P134">2 3 1</text:p>
      <text:p text:style-name="P135">2 4 3</text:p>
      <text:p text:style-name="P136">2 5 9</text:p>
      <text:p text:style-name="P137">3 5 5</text:p>
      <text:p text:style-name="P138">0</text:p>
      <text:p text:style-name="P139"/>
      <text:p text:style-name="P140">&lt;output&gt;</text:p>
      <text:p text:style-name="P141">node 0 :<text:s/></text:p>
      <text:p text:style-name="P142"><text:s text:c="6"/>distance =&gt; 0 <text:s text:c="5"/>path =&gt;<text:s/></text:p>
      <text:p text:style-name="P143">node 1 :<text:s/></text:p>
      <text:p text:style-name="P144"><text:s text:c="6"/>distance =&gt; 7 <text:s text:c="5"/>path =&gt; 0 2 4<text:s/></text:p>
      <text:p text:style-name="P145">node 2 :<text:s/></text:p>
      <text:p text:style-name="P146"><text:s text:c="6"/>distance =&gt; 2 <text:s text:c="5"/>path =&gt; 0<text:s/></text:p>
      <text:p text:style-name="P147">node 3 :<text:s/></text:p>
      <text:p text:style-name="P148"><text:s text:c="6"/>distance =&gt; 3 <text:s text:c="5"/>path =&gt; 0 2<text:s/></text:p>
      <text:p text:style-name="P149">node 4 :<text:s/></text:p>
      <text:p text:style-name="P150"><text:s text:c="6"/>distance =&gt; 5 <text:s text:c="5"/>path =&gt; 0 2<text:s/></text:p>
      <text:p text:style-name="P151">node 5 :<text:s/></text:p>
      <text:p text:style-name="P152"><text:s text:c="6"/>distance =&gt; 8 <text:s text:c="5"/>path =&gt; 0 2 3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Standard"><text:span text:style-name="T160">&lt;</text:span><text:span text:style-name="T161"><text:s/></text:span><text:span text:style-name="T162">input graph</text:span><text:span text:style-name="T163"><text:s/>&gt;</text:span></text:p>
      <text:p text:style-name="P164"/>
      <text:p text:style-name="Standard"><text:span text:style-name="T165"><draw:custom-shape svg:x="2.29048in" svg:y="0.17758in" svg:width="0.62292in" svg:height="0.62292in" draw:z-index="251739136" draw:id="id27" draw:style-name="a39" draw:name="Oval 1" text:anchor-type="paragraph"><svg:title/><svg:desc/><text:p text:style-name="P166">0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67"><draw:connector draw:type="line" svg:x1="2.83958in" svg:y1="0.18542in" svg:x2="4.40833in" svg:y2="1.35486in" draw:z-index="251762688" draw:id="id28" draw:style-name="a41" draw:name="Straight Arrow Connector 2" text:anchor-type="paragraph"><svg:title/><svg:desc/></draw:connector></text:span></text:p>
      <text:p text:style-name="P168"/>
      <text:p text:style-name="Standard"><text:span text:style-name="T169"><draw:frame draw:z-index="251765760" draw:id="id29" draw:style-name="a42" draw:name="Text Box 2" text:anchor-type="paragraph" svg:x="3.81028in" svg:y="0.0325in" svg:width="0.43194in" svg:height="0.3in" style:rel-width="scale" style:rel-height="scale"><draw:text-box><text:p text:style-name="Normal">4</text:p></draw:text-box><svg:title/><svg:desc/></draw:frame></text:span><text:span text:style-name="T170"><draw:frame draw:z-index="251763712" draw:id="id30" draw:style-name="a43" draw:name="Text Box 2" text:anchor-type="paragraph" svg:x="1.27194in" svg:y="0.04639in" svg:width="0.43194in" svg:height="0.3in" style:rel-width="scale" style:rel-height="scale"><draw:text-box><text:p text:style-name="Normal">8</text:p></draw:text-box><svg:title/><svg:desc/></draw:frame></text:span><text:span text:style-name="T171"><draw:connector draw:type="line" svg:x1="2.59069in" svg:y1="0.02639in" svg:x2="2.64in" svg:y2="0.90556in" draw:z-index="251745280" draw:id="id31" draw:style-name="a45" draw:name="Straight Arrow Connector 2" text:anchor-type="paragraph"><svg:title/><svg:desc/></draw:connector></text:span><text:span text:style-name="T172"><draw:connector draw:type="line" svg:x1="2.29611in" svg:y1="0.04639in" svg:x2="0.96903in" svg:y2="0.90611in" draw:z-index="251756544" draw:id="id32" draw:style-name="a47" draw:name="Straight Arrow Connector 2" text:anchor-type="paragraph"><svg:title/><svg:desc/></draw:connector></text:span><text:span text:style-name="T173"><draw:custom-shape svg:x="0.64653in" svg:y="0.71458in" svg:width="0.62292in" svg:height="0.62292in" draw:z-index="251740160" draw:id="id33" draw:style-name="a48" draw:name="Oval 1" text:anchor-type="paragraph"><svg:title/><svg:desc/><text:p text:style-name="P174">1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5"><draw:custom-shape svg:x="2.29653in" svg:y="0.75069in" svg:width="0.62292in" svg:height="0.62292in" draw:z-index="251741184" draw:id="id34" draw:style-name="a49" draw:name="Oval 1" text:anchor-type="paragraph"><svg:title/><svg:desc/><text:p text:style-name="P176">2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7"><draw:custom-shape svg:x="3.89236in" svg:y="0.75069in" svg:width="0.62292in" svg:height="0.62292in" draw:z-index="251742208" draw:id="id35" draw:style-name="a50" draw:name="Oval 1" text:anchor-type="paragraph"><svg:title/><svg:desc/><text:p text:style-name="P178">3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9"><draw:custom-shape svg:x="1.675in" svg:y="2.05625in" svg:width="0.62292in" svg:height="0.62292in" draw:z-index="251743232" draw:id="id36" draw:style-name="a51" draw:name="Oval 1" text:anchor-type="paragraph"><svg:title/><svg:desc/><text:p text:style-name="P180">4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81"><draw:custom-shape svg:x="3.52431in" svg:y="2.05278in" svg:width="0.62292in" svg:height="0.62292in" draw:z-index="251744256" draw:id="id37" draw:style-name="a52" draw:name="Oval 1" text:anchor-type="paragraph"><svg:title/><svg:desc/><text:p text:style-name="P182">5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83"/>
      <text:p text:style-name="P184"/>
      <text:p text:style-name="Standard"><text:span text:style-name="T185"><draw:frame draw:z-index="251767808" draw:id="id38" draw:style-name="a53" draw:name="Text Box 2" text:anchor-type="paragraph" svg:x="3.08673in" svg:y="0.1062in" svg:width="0.43194in" svg:height="0.3in" style:rel-width="scale" style:rel-height="scale"><draw:text-box><text:p text:style-name="Normal">1<draw:frame draw:style-name="a54" draw:name="Picture 1" text:anchor-type="as-char" svg:x="0in" svg:y="0in" svg:width="0.225in" svg:height="0.17569in" style:rel-width="scale" style:rel-height="scale"><draw:image xlink:href="media/image2.emf" xlink:type="simple" xlink:show="embed" xlink:actuate="onLoad"/><svg:title/><svg:desc/></draw:frame></text:p></draw:text-box><svg:title/><svg:desc/></draw:frame></text:span></text:p>
      <text:p text:style-name="Standard"><text:span text:style-name="T186"><draw:frame draw:z-index="251778048" draw:id="id39" draw:style-name="a55" draw:name="Text Box 2" text:anchor-type="paragraph" svg:x="1.64861in" svg:y="0.04115in" svg:width="0.43194in" svg:height="0.3in" style:rel-width="scale" style:rel-height="scale"><draw:text-box><text:p text:style-name="Normal">7<draw:frame draw:style-name="a56" draw:name="Picture 716608477" text:anchor-type="as-char" svg:x="0in" svg:y="0in" svg:width="0.225in" svg:height="0.17569in" style:rel-width="scale" style:rel-height="scale"><draw:image xlink:href="media/image3.emf" xlink:type="simple" xlink:show="embed" xlink:actuate="onLoad"/><svg:title/><svg:desc/></draw:frame><draw:frame draw:style-name="a57" draw:name="Picture 602221393" text:anchor-type="as-char" svg:x="0in" svg:y="0in" svg:width="0.225in" svg:height="0.17569in" style:rel-width="scale" style:rel-height="scale"><draw:image xlink:href="media/image4.emf" xlink:type="simple" xlink:show="embed" xlink:actuate="onLoad"/><svg:title/><svg:desc/></draw:frame></text:p></draw:text-box><svg:title/><svg:desc/></draw:frame></text:span></text:p>
      <text:p text:style-name="Standard"><text:span text:style-name="T187"><draw:connector draw:type="line" svg:x1="2.84903in" svg:y1="0.14611in" svg:x2="4.04903in" svg:y2="0.09681in" draw:z-index="251747328" draw:id="id40" draw:style-name="a59" draw:name="Straight Arrow Connector 2" text:anchor-type="paragraph"><svg:title/><svg:desc/></draw:connector></text:span><text:span text:style-name="T188"><draw:connector draw:type="line" svg:x1="1.14903in" svg:y1="0.10611in" svg:x2="2.55319in" svg:y2="0.05681in" draw:z-index="251758592" draw:id="id41" draw:style-name="a61" draw:name="Straight Arrow Connector 2" text:anchor-type="paragraph"><svg:title/><svg:desc/></draw:connector></text:span></text:p>
      <text:p text:style-name="Standard"><text:span text:style-name="T189"><draw:connector draw:type="line" svg:x1="2.76752in" svg:y1="0.06884in" svg:x2="3.72169in" svg:y2="1.20218in" draw:z-index="251760640" draw:id="id42" draw:style-name="a63" draw:name="Straight Arrow Connector 2" text:anchor-type="paragraph"><svg:title/><svg:desc/></draw:connector></text:span><text:span text:style-name="T190"><draw:connector draw:type="line" svg:x1="4.23583in" svg:y1="0.13639in" svg:x2="3.89069in" svg:y2="1.03639in" draw:z-index="251751424" draw:id="id43" draw:style-name="a65" draw:name="Straight Arrow Connector 2" text:anchor-type="paragraph"><svg:title/><svg:desc/></draw:connector></text:span><text:span text:style-name="T191"><draw:connector draw:type="line" svg:x1="1.69611in" svg:y1="1.13639in" svg:x2="0.96903in" svg:y2="0.13639in" draw:z-index="251753472" draw:id="id44" draw:style-name="a67" draw:name="Straight Arrow Connector 2" text:anchor-type="paragraph"><svg:title/><svg:desc/></draw:connector></text:span><text:span text:style-name="T192"><draw:connector draw:type="line" svg:x1="2.55139in" svg:y1="0.13639in" svg:x2="2.13681in" svg:y2="1.13639in" draw:z-index="251749376" draw:id="id45" draw:style-name="a69" draw:name="Straight Arrow Connector 2" text:anchor-type="paragraph"><svg:title/><svg:desc/></draw:connector></text:span></text:p>
      <text:p text:style-name="P193"/>
      <text:p text:style-name="Standard"><text:span text:style-name="T194"><draw:frame draw:z-index="251776000" draw:id="id46" draw:style-name="a70" draw:name="Text Box 2" text:anchor-type="paragraph" svg:x="1.04696in" svg:y="0.14638in" svg:width="0.43194in" svg:height="0.3in" style:rel-width="scale" style:rel-height="scale"><draw:text-box><text:p text:style-name="Normal">2<draw:frame draw:style-name="a71" draw:name="Picture 1" text:anchor-type="as-char" svg:x="0in" svg:y="0in" svg:width="0.225in" svg:height="0.17569in" style:rel-width="scale" style:rel-height="scale"><draw:image xlink:href="media/image5.emf" xlink:type="simple" xlink:show="embed" xlink:actuate="onLoad"/><svg:title/><svg:desc/></draw:frame><draw:frame draw:style-name="a72" draw:name="Picture 1755091391" text:anchor-type="as-char" svg:x="0in" svg:y="0in" svg:width="0.225in" svg:height="0.17569in" style:rel-width="scale" style:rel-height="scale"><draw:image xlink:href="media/image6.emf" xlink:type="simple" xlink:show="embed" xlink:actuate="onLoad"/><svg:title/><svg:desc/></draw:frame></text:p></draw:text-box><svg:title/><svg:desc/></draw:frame></text:span><text:span text:style-name="T195"><draw:frame draw:z-index="251773952" draw:id="id47" draw:style-name="a73" draw:name="Text Box 2" text:anchor-type="paragraph" svg:x="2.14305in" svg:y="0.02145in" svg:width="0.43194in" svg:height="0.3in" style:rel-width="scale" style:rel-height="scale"><draw:text-box><text:p text:style-name="Normal">3<draw:frame draw:style-name="a74" draw:name="Picture 1701211232" text:anchor-type="as-char" svg:x="0in" svg:y="0in" svg:width="0.225in" svg:height="0.17569in" style:rel-width="scale" style:rel-height="scale"><draw:image xlink:href="media/image7.emf" xlink:type="simple" xlink:show="embed" xlink:actuate="onLoad"/><svg:title/><svg:desc/></draw:frame></text:p></draw:text-box><svg:title/><svg:desc/></draw:frame></text:span><text:span text:style-name="T196"><draw:frame draw:z-index="251771904" draw:id="id48" draw:style-name="a75" draw:name="Text Box 2" text:anchor-type="paragraph" svg:x="2.99987in" svg:y="0.03213in" svg:width="0.43194in" svg:height="0.3in" style:rel-width="scale" style:rel-height="scale"><draw:text-box><text:p text:style-name="Normal">9<draw:frame draw:style-name="a76" draw:name="Picture 1278557340" text:anchor-type="as-char" svg:x="0in" svg:y="0in" svg:width="0.225in" svg:height="0.17569in" style:rel-width="scale" style:rel-height="scale"><draw:image xlink:href="media/image8.emf" xlink:type="simple" xlink:show="embed" xlink:actuate="onLoad"/><svg:title/><svg:desc/></draw:frame></text:p></draw:text-box><svg:title/><svg:desc/></draw:frame></text:span></text:p>
      <text:p text:style-name="Standard"><text:span text:style-name="T197"><draw:frame draw:z-index="251769856" draw:id="id49" draw:style-name="a77" draw:name="Text Box 2" text:anchor-type="paragraph" svg:x="4.11363in" svg:y="0.02977in" svg:width="0.43194in" svg:height="0.3in" style:rel-width="scale" style:rel-height="scale"><draw:text-box><text:p text:style-name="Normal">5<draw:frame draw:style-name="a78" draw:name="Picture 468633532" text:anchor-type="as-char" svg:x="0in" svg:y="0in" svg:width="0.225in" svg:height="0.17569in" style:rel-width="scale" style:rel-height="scale"><draw:image xlink:href="media/image9.emf" xlink:type="simple" xlink:show="embed" xlink:actuate="onLoad"/><svg:title/><svg:desc/></draw:frame></text:p></draw:text-box><svg:title/><svg:desc/></draw:frame>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Standard"><text:span text:style-name="T206">&lt;</text:span><text:span text:style-name="T207"><text:s/></text:span><text:span text:style-name="T208">shortest path spanning tree</text:span><text:span text:style-name="T209"><text:s/>&gt;</text:span></text:p>
      <text:p text:style-name="Standard"><text:span text:style-name="T210"><draw:custom-shape svg:x="2.51964in" svg:y="0.19097in" svg:width="0.62292in" svg:height="0.62292in" draw:z-index="251707392" draw:id="id50" draw:style-name="a79" draw:name="Oval 1" text:anchor-type="paragraph"><svg:title/><svg:desc/><text:p text:style-name="P211">0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212"/>
      <text:p text:style-name="P213"><text:span text:style-name="T214"><draw:frame draw:z-index="251737088" draw:id="id51" draw:style-name="a80" draw:name="Text Box 1" text:anchor-type="paragraph" svg:x="1.20665in" svg:y="2.12857in" svg:width="0.28958in" svg:height="0.34514in" style:rel-width="scale" style:rel-height="scale"><draw:text-box><text:p text:style-name="Normal">7</text:p></draw:text-box><svg:title/><svg:desc/></draw:frame></text:span><text:span text:style-name="T215"><draw:connector draw:type="line" svg:x1="1.9248in" svg:y1="2.65228in" svg:x2="1.38522in" svg:y2="1.73978in" draw:z-index="251735040" draw:id="id52" draw:style-name="a82" draw:name="Straight Arrow Connector 2" text:anchor-type="paragraph"><svg:title/><svg:desc/></draw:connector></text:span><text:span text:style-name="T216"><draw:frame draw:z-index="251732992" draw:id="id53" draw:style-name="a83" draw:name="Text Box 1" text:anchor-type="paragraph" svg:x="4.71439in" svg:y="2.10427in" svg:width="0.28958in" svg:height="0.34514in" style:rel-width="scale" style:rel-height="scale"><draw:text-box><text:p text:style-name="Normal">8</text:p></draw:text-box><svg:title/><svg:desc/></draw:frame></text:span><text:span text:style-name="T217"><draw:connector draw:type="line" svg:x1="4.46845in" svg:y1="1.67609in" svg:x2="4.12331in" svg:y2="2.4497in" draw:z-index="251730944" draw:id="id54" draw:style-name="a85" draw:name="Straight Arrow Connector 2" text:anchor-type="paragraph"><svg:title/><svg:desc/></draw:connector></text:span><text:span text:style-name="T218"><draw:frame draw:z-index="251728896" draw:id="id55" draw:style-name="a86" draw:name="Text Box 1" text:anchor-type="paragraph" svg:x="2.07579in" svg:y="1.86607in" svg:width="0.28958in" svg:height="0.34514in" style:rel-width="scale" style:rel-height="scale"><draw:text-box><text:p text:style-name="Normal">5</text:p></draw:text-box><svg:title/><svg:desc/></draw:frame></text:span><text:span text:style-name="T219"><draw:connector draw:type="line" svg:x1="2.77808in" svg:y1="1.67609in" svg:x2="2.36141in" svg:y2="2.4497in" draw:z-index="251726848" draw:id="id56" draw:style-name="a88" draw:name="Straight Arrow Connector 2" text:anchor-type="paragraph"><svg:title/><svg:desc/></draw:connector></text:span><text:span text:style-name="T220"><draw:frame draw:z-index="251724800" draw:id="id57" draw:style-name="a89" draw:name="Text Box 1" text:anchor-type="paragraph" svg:x="3.65853in" svg:y="1.49722in" svg:width="0.28958in" svg:height="0.34514in" style:rel-width="scale" style:rel-height="scale"><draw:text-box><text:p text:style-name="Normal">3</text:p></draw:text-box><svg:title/><svg:desc/></draw:frame></text:span><text:span text:style-name="T221"><draw:connector draw:type="line" svg:x1="3.07143in" svg:y1="1.44167in" svg:x2="4.06379in" svg:y2="1.39236in" draw:z-index="251722752" draw:id="id58" draw:style-name="a91" draw:name="Straight Arrow Connector 2" text:anchor-type="paragraph"><svg:title/><svg:desc/></draw:connector></text:span><text:span text:style-name="T222"><draw:frame draw:z-index="251720704" draw:id="id59" draw:style-name="a92" draw:name="Text Box 1" text:anchor-type="paragraph" svg:x="3.13899in" svg:y="0.62044in" svg:width="0.28958in" svg:height="0.29722in" style:rel-width="scale" style:rel-height="scale"><draw:text-box><text:p text:style-name="Normal">2</text:p></draw:text-box><svg:title/><svg:desc/></draw:frame></text:span><text:span text:style-name="T223"><draw:connector draw:type="line" svg:x1="2.81379in" svg:y1="0.42639in" svg:x2="2.86309in" svg:y2="1.11667in" draw:z-index="251719680" draw:id="id60" draw:style-name="a94" draw:name="Straight Arrow Connector 2" text:anchor-type="paragraph"><svg:title/><svg:desc/></draw:connector></text:span><text:span text:style-name="T224"><draw:custom-shape svg:x="3.75377in" svg:y="2.44931in" svg:width="0.62292in" svg:height="0.62292in" draw:z-index="251717632" draw:id="id61" draw:style-name="a95" draw:name="Oval 1" text:anchor-type="paragraph"><svg:title/><svg:desc/><text:p text:style-name="P225">5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26"><draw:custom-shape svg:x="1.90417in" svg:y="2.45298in" svg:width="0.62292in" svg:height="0.62292in" draw:z-index="251715584" draw:id="id62" draw:style-name="a96" draw:name="Oval 1" text:anchor-type="paragraph"><svg:title/><svg:desc/><text:p text:style-name="P227">4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28"><draw:custom-shape svg:x="4.12192in" svg:y="1.14752in" svg:width="0.62292in" svg:height="0.62292in" draw:z-index="251713536" draw:id="id63" draw:style-name="a97" draw:name="Oval 1" text:anchor-type="paragraph"><svg:title/><svg:desc/><text:p text:style-name="P229">3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30"><draw:custom-shape svg:x="2.52569in" svg:y="1.14722in" svg:width="0.62292in" svg:height="0.62292in" draw:z-index="251711488" draw:id="id64" draw:style-name="a98" draw:name="Oval 1" text:anchor-type="paragraph"><svg:title/><svg:desc/><text:p text:style-name="P231">2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32"><draw:custom-shape svg:x="0.87609in" svg:y="1.11111in" svg:width="0.62292in" svg:height="0.62292in" draw:z-index="251709440" draw:id="id65" draw:style-name="a99" draw:name="Oval 1" text:anchor-type="paragraph"><svg:title/><svg:desc/><text:p text:style-name="P233">1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22" svg:viewBox="0 0 20 30" svg:d="m10 0-10 30h20z"/>
    <draw:marker draw:name="a60" svg:viewBox="0 0 20 30" svg:d="m10 0-10 30h20z"/>
    <draw:marker draw:name="a62" svg:viewBox="0 0 20 30" svg:d="m10 0-10 30h20z"/>
    <draw:marker draw:name="a64" svg:viewBox="0 0 20 30" svg:d="m10 0-10 30h20z"/>
    <draw:marker draw:name="a29" svg:viewBox="0 0 20 30" svg:d="m10 0-10 30h20z"/>
    <draw:marker draw:name="a66" svg:viewBox="0 0 20 30" svg:d="m10 0-10 30h20z"/>
    <draw:marker draw:name="a10" svg:viewBox="0 0 20 30" svg:d="m10 0-10 30h20z"/>
    <draw:marker draw:name="a68" svg:viewBox="0 0 20 30" svg:d="m10 0-10 30h20z"/>
    <draw:marker draw:name="a12" svg:viewBox="0 0 20 30" svg:d="m10 0-10 30h20z"/>
    <draw:marker draw:name="a15" svg:viewBox="0 0 20 30" svg:d="m10 0-10 30h20z"/>
    <draw:marker draw:name="a90" svg:viewBox="0 0 20 30" svg:d="m10 0-10 30h20z"/>
    <draw:marker draw:name="a19" svg:viewBox="0 0 20 30" svg:d="m10 0-10 30h20z"/>
    <draw:marker draw:name="a93" svg:viewBox="0 0 20 30" svg:d="m10 0-10 30h20z"/>
    <draw:marker draw:name="a58" svg:viewBox="0 0 20 30" svg:d="m10 0-10 30h20z"/>
    <draw:marker draw:name="a40" svg:viewBox="0 0 20 30" svg:d="m10 0-10 30h20z"/>
    <draw:marker draw:name="a3" svg:viewBox="0 0 20 30" svg:d="m10 0-10 30h20z"/>
    <draw:marker draw:name="a6" svg:viewBox="0 0 20 30" svg:d="m10 0-10 30h20z"/>
    <draw:marker draw:name="a81" svg:viewBox="0 0 20 30" svg:d="m10 0-10 30h20z"/>
    <draw:marker draw:name="a44" svg:viewBox="0 0 20 30" svg:d="m10 0-10 30h20z"/>
    <draw:marker draw:name="a46" svg:viewBox="0 0 20 30" svg:d="m10 0-10 30h20z"/>
    <draw:marker draw:name="a84" svg:viewBox="0 0 20 30" svg:d="m10 0-10 30h20z"/>
    <draw:marker draw:name="a87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ercise 2</dc:title>
    <meta:initial-creator>vazhenin</meta:initial-creator>
    <dc:creator>Terushima Haruki</dc:creator>
    <meta:creation-date>2007-10-10T15:42:00Z</meta:creation-date>
    <dc:date>2023-06-27T03:08:00Z</dc:date>
    <meta:template xlink:href="Normal.dotm" xlink:type="simple"/>
    <meta:editing-cycles>39</meta:editing-cycles>
    <meta:editing-duration>PT116100S</meta:editing-duration>
    <meta:document-statistic meta:page-count="3" meta:paragraph-count="3" meta:word-count="234" meta:character-count="1569" meta:row-count="11" meta:non-whitespace-character-count="1338"/>
  </office:meta>
</office:document-meta>
</file>